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Bearbeiterdaten">
      <style:text-properties style:use-window-font-color="true"/>
    </style:style>
    <style:style style:name="P2" style:family="paragraph" style:parent-style-name="Bearbeiterdaten">
      <style:paragraph-properties fo:margin-left="2.09cm" fo:margin-right="0cm" fo:text-indent="-2.09cm" style:auto-text-indent="false"/>
      <style:text-properties style:use-window-font-color="true"/>
    </style:style>
    <style:style style:name="P3" style:family="paragraph" style:parent-style-name="Datumszeile">
      <style:paragraph-properties fo:margin-top="5.644cm" fo:margin-bottom="0.388cm" loext:contextual-spacing="true"/>
      <style:text-properties officeooo:paragraph-rsid="001cef75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/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5.302cm" fo:min-width="6.80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Textfeld 10" draw:style-name="gr1" draw:text-style-name="P4" svg:width="6.801cm" svg:height="5.301cm" svg:x="12.201cm" svg:y="5.2cm"><svg:title>Absenderdaten</svg:title><svg:desc>Bearbeiter, Telefon, E-Mail etc.</svg:desc><text:p text:style-name="P2">BearbeiterIN:<text:tab/>Vorname Name<text:line-break/>Funktion und Gruppe</text:p><text:p text:style-name="P2">Telefon:<text:tab/><text:tab/></text:p><text:p text:style-name="P1">Telefax:<text:tab/></text:p><text:p text:style-name="P1">E-Mail:<text:tab/>vorname.name@tu-dresden.de</text:p><text:p text:style-name="Bearbeiterdaten"><text:span text:style-name="T1">AZ: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resden, <text:bookmark text:name="_GoBack"/><text:date style:data-style-name="N10081" text:date-value="2018-09-10T15:51:38.100120783">10. September 2018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bsenderzeile" style:family="paragraph" style:parent-style-name="Standard" style:default-outline-level="">
      <style:paragraph-properties fo:margin-top="0cm" fo:margin-bottom="0.388cm" loext:contextual-spacing="false"/>
      <style:text-properties fo:color="#717776" fo:font-size="7pt" fo:letter-spacing="0.007cm" style:font-size-asian="7pt" style:font-size-complex="7pt"/>
    </style:style>
    <style:style style:name="Bearbeiterdaten" style:family="paragraph" style:parent-style-name="Absenderzeile" style:default-outline-level="">
      <style:paragraph-properties fo:margin-top="0cm" fo:margin-bottom="0.388cm" loext:contextual-spacing="true" fo:line-height="0.388cm">
        <style:tab-stops>
          <style:tab-stop style:position="0cm"/>
          <style:tab-stop style:position="2.101cm"/>
        </style:tab-stops>
      </style:paragraph-properties>
      <style:text-properties fo:color="#000000"/>
    </style:style>
    <style:style style:name="Datumszeile" style:family="paragraph" style:parent-style-name="Bearbeiterdaten" style:default-outline-level="">
      <style:paragraph-properties fo:margin-left="9.2cm" fo:margin-right="0cm" fo:margin-top="6.174cm" fo:margin-bottom="0.388cm" loext:contextual-spacing="true" fo:text-indent="0cm" style:auto-text-indent="false"/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5:51:13.600630383</meta:creation-date>
    <dc:date>2018-09-10T15:51:38.059480764</dc:date>
    <meta:editing-duration>PT24S</meta:editing-duration>
    <meta:editing-cycles>1</meta:editing-cycles>
    <meta:document-statistic meta:table-count="0" meta:image-count="0" meta:object-count="0" meta:page-count="1" meta:paragraph-count="6" meta:word-count="15" meta:character-count="129" meta:non-whitespace-character-count="117"/>
    <meta:generator>LibreOfficeDev/6.2.0.0.alpha0$Linux_X86_64 LibreOffice_project/5e8fd488f17fe0433cc9b31ace6527fb06ea3bb0</meta:generator>
  </office:meta>
</office:document-meta>
</file>